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2.1729in" fo:margin-left="0.5389in" table:align="left"/>
    </style:style>
    <style:style style:name="Table1.A" style:family="table-column">
      <style:table-column-properties style:column-width="0.7528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0.6097in"/>
    </style:style>
    <style:style style:name="Table1.1" style:family="table-row">
      <style:table-row-properties style:min-row-height="0.2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normal" officeooo:rsid="0064f194" officeooo:paragraph-rsid="00864d49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1a795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1a79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81a795"/>
    </style:style>
    <style:style style:name="P7" style:family="paragraph" style:parent-style-name="Standard">
      <style:text-properties style:text-line-through-style="solid" style:text-line-through-type="single" style:font-name="DejaVu Sans Condensed" fo:font-size="12pt" fo:font-weight="bold" officeooo:rsid="00764346" officeooo:paragraph-rsid="00764346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solid" style:text-line-through-type="single" style:font-name="DejaVu Sans Condensed" fo:font-size="12pt" fo:font-weight="bold" officeooo:rsid="007b5bf1" officeooo:paragraph-rsid="007b5bf1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line-through-style="solid" style:text-line-through-type="single" style:font-name="DejaVu Sans Condensed" fo:font-size="12pt" fo:font-weight="bold" officeooo:rsid="00864d49" officeooo:paragraph-rsid="00864d49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solid" style:text-line-through-type="single" style:font-name="DejaVu Sans Condensed" fo:font-size="12pt" officeooo:rsid="008104ca" officeooo:paragraph-rsid="008104ca" style:font-size-asian="12pt" style:font-size-complex="12pt"/>
    </style:style>
    <style:style style:name="P11" style:family="paragraph" style:parent-style-name="Standard">
      <style:text-properties style:text-line-through-style="solid" style:text-line-through-type="single" style:font-name="DejaVu Sans Condensed" fo:font-size="12pt" officeooo:rsid="00864d49" officeooo:paragraph-rsid="00864d49" style:font-size-asian="12pt" style:font-size-complex="12pt"/>
    </style:style>
    <style:style style:name="P12" style:family="paragraph" style:parent-style-name="Standard">
      <style:text-properties style:text-line-through-style="solid" style:text-line-through-type="single" style:font-name="DejaVu Sans Condensed" fo:font-size="12pt" officeooo:rsid="00764346" officeooo:paragraph-rsid="00764346" style:font-size-asian="12pt" style:font-size-complex="12pt"/>
    </style:style>
    <style:style style:name="P13" style:family="paragraph" style:parent-style-name="Standard">
      <style:text-properties style:text-line-through-style="solid" style:text-line-through-type="single" officeooo:paragraph-rsid="006bea74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972bf" officeooo:paragraph-rsid="006dcf79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a02dd" officeooo:paragraph-rsid="006dcf79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44126" officeooo:paragraph-rsid="0068dcbe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style:text-line-through-style="none" style:text-line-through-type="none" style:font-name="DejaVu Sans Condensed" fo:font-size="12pt" fo:font-weight="normal" officeooo:rsid="00644126" officeooo:paragraph-rsid="0068dcbe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70b375" officeooo:paragraph-rsid="0068dcbe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8a4062" officeooo:paragraph-rsid="008a4062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8a4062" officeooo:paragraph-rsid="008a4062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4f194" officeooo:paragraph-rsid="0068dcbe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8b5afb" officeooo:paragraph-rsid="008b5afb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officeooo:paragraph-rsid="008bad4d"/>
    </style:style>
    <style:style style:name="P25" style:family="paragraph" style:parent-style-name="Standard" style:list-style-name="L3">
      <style:text-properties officeooo:paragraph-rsid="008a4062"/>
    </style:style>
    <style:style style:name="P26" style:family="paragraph" style:parent-style-name="Standard" style:list-style-name="L3">
      <style:text-properties officeooo:paragraph-rsid="0068dcbe"/>
    </style:style>
    <style:style style:name="P27" style:family="paragraph" style:parent-style-name="Standard" style:list-style-name="L5">
      <style:text-properties officeooo:paragraph-rsid="0068dc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7e51" style:font-weight-asian="bold" style:font-weight-complex="bold"/>
    </style:style>
    <style:style style:name="T3" style:family="text">
      <style:text-properties fo:font-weight="bold" officeooo:rsid="0066ac2a" style:font-weight-asian="bold" style:font-weight-complex="bold"/>
    </style:style>
    <style:style style:name="T4" style:family="text">
      <style:text-properties fo:font-weight="bold" officeooo:rsid="0068dcbe" style:font-weight-asian="bold" style:font-weight-complex="bold"/>
    </style:style>
    <style:style style:name="T5" style:family="text">
      <style:text-properties fo:font-weight="bold" officeooo:rsid="006ec81c" style:font-weight-asian="bold" style:font-weight-complex="bold"/>
    </style:style>
    <style:style style:name="T6" style:family="text">
      <style:text-properties fo:font-weight="bold" officeooo:rsid="008a4062" style:font-weight-asian="bold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44126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68dcb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5a1ed0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04919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12d0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804b95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80559f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8a4062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8bad4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644126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68dcbe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804b9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80559f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8a4062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8bad4d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8c2ebd" style:font-size-asian="12pt" style:font-weight-asian="normal" style:font-size-complex="12pt" style:font-weight-complex="normal"/>
    </style:style>
    <style:style style:name="T26" style:family="text">
      <style:text-properties officeooo:rsid="00667e51"/>
    </style:style>
    <style:style style:name="T27" style:family="text">
      <style:text-properties officeooo:rsid="008455ea"/>
    </style:style>
    <style:style style:name="T28" style:family="text">
      <style:text-properties officeooo:rsid="006ec81c"/>
    </style:style>
    <style:style style:name="T29" style:family="text">
      <style:text-properties officeooo:rsid="0073ae12"/>
    </style:style>
    <style:style style:name="T30" style:family="text">
      <style:text-properties officeooo:rsid="0080559f"/>
    </style:style>
    <style:style style:name="T31" style:family="text">
      <style:text-properties officeooo:rsid="0035db3e"/>
    </style:style>
    <style:style style:name="T32" style:family="text">
      <style:text-properties officeooo:rsid="008a4062"/>
    </style:style>
    <style:style style:name="T33" style:family="text">
      <style:text-properties style:font-name="DejaVu Sans Condensed" fo:font-size="12pt" fo:font-weight="bold" officeooo:rsid="006bea74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759f39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77de3f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">1<text:span text:style-name="T31">xx</text:span> - Controls</text:p>
          </table:table-cell>
          <table:table-cell table:style-name="Table2.A1" office:value-type="string">
            <text:p text:style-name="P5">2xx - Ground</text:p>
          </table:table-cell>
          <table:table-cell table:style-name="Table2.A1" office:value-type="string">
            <text:p text:style-name="P5">3xx - Flight</text:p>
          </table:table-cell>
          <table:table-cell table:style-name="Table2.D1" office:value-type="string">
            <text:p text:style-name="P5">4xx - A2A</text:p>
          </table:table-cell>
          <table:table-cell table:style-name="Table2.E1" office:value-type="string">
            <text:p text:style-name="P5">5xx - A2G</text:p>
          </table:table-cell>
          <table:table-cell table:style-name="Table2.F1" office:value-type="string">
            <text:p text:style-name="P5">6xx - Misc</text:p>
          </table:table-cell>
        </table:table-row>
      </table:table>
      <text:p text:style-name="P6"><text:span text:style-name="T9">5</text:span><text:span text:style-name="T10">0</text:span><text:span text:style-name="T17">8</text:span><text:span text:style-name="T11"> - </text:span><text:span text:style-name="T12">A/G </text:span><text:span text:style-name="T13">- </text:span><text:span text:style-name="T14">AGM-114</text:span><text:span text:style-name="T17">L</text:span><text:span text:style-name="T14"> Hellfire</text:span></text:p>
      <text:p text:style-name="P3"/>
      <text:p text:style-name="P2">Fence In:</text:p>
      <text:list text:style-name="L1">
        <text:list-item>
          <text:p text:style-name="P14">Master Arm ... ARM</text:p>
        </text:list-item>
        <text:list-item>
          <text:p text:style-name="P15">TSD ... ATK phase</text:p>
        </text:list-item>
        <text:list-item>
          <text:p text:style-name="P16">Laser ... Armed (<text:span text:style-name="T29">CPG </text:span><text:span text:style-name="T27">WPN page -&gt; CHAN -&gt; UTIL -&gt; LASER</text:span>)</text:p>
        </text:list-item>
      </text:list>
      <text:p text:style-name="P3"/>
      <text:p text:style-name="P13"><text:span text:style-name="T33">Tested ranges from 50 ft AGL hover</text:span><text:span text:style-name="T34"> -- </text:span><text:span text:style-name="T35">Min</text:span><text:span text:style-name="T34"> laser range is </text:span><text:span text:style-name="T35">500 m, max is </text:span><text:span text:style-name="T34">9.999 km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Mode</text:p>
          </table:table-cell>
          <table:table-cell table:style-name="Table1.A1" office:value-type="string">
            <text:p text:style-name="P7">Min</text:p>
          </table:table-cell>
          <table:table-cell table:style-name="Table1.C1" office:value-type="string">
            <text:p text:style-name="P7">Max</text:p>
          </table:table-cell>
        </table:table-row>
        <table:table-row table:style-name="Table1.1">
          <table:table-cell table:style-name="Table1.A2" office:value-type="string">
            <text:p text:style-name="P8">LOAL</text:p>
          </table:table-cell>
          <table:table-cell table:style-name="Table1.A2" office:value-type="string">
            <text:p text:style-name="P10">??</text:p>
          </table:table-cell>
          <table:table-cell table:style-name="Table1.C2" office:value-type="string">
            <text:p text:style-name="P10">??</text:p>
          </table:table-cell>
        </table:table-row>
        <table:table-row table:style-name="Table1.1">
          <table:table-cell table:style-name="Table1.A2" office:value-type="string">
            <text:p text:style-name="P9">LOBL</text:p>
          </table:table-cell>
          <table:table-cell table:style-name="Table1.A2" office:value-type="string">
            <text:p text:style-name="P11">750 m</text:p>
          </table:table-cell>
          <table:table-cell table:style-name="Table1.C2" office:value-type="string">
            <text:p text:style-name="P11">9.3 km</text:p>
          </table:table-cell>
        </table:table-row>
      </table:table>
      <text:p text:style-name="P12"/>
      <text:p text:style-name="P1"><text:span text:style-name="T4">AGM-114</text:span><text:span text:style-name="T6">L</text:span><text:span text:style-name="T4"> Hellfire II </text:span><text:span text:style-name="T6">active radar, using TADS</text:span><text:span text:style-name="T4"> </text:span><text:span text:style-name="T2">-- WIP</text:span></text:p>
      <text:list xml:id="list1256933283" text:style-name="L2">
        <text:list-item>
          <text:p text:style-name="P24"><text:span text:style-name="T17">Radar </text:span><text:span text:style-name="T15">Hellfire </text:span><text:span text:style-name="T17">modes</text:span><text:span text:style-name="T21"> -- There are </text:span><text:span text:style-name="T17">2 modes</text:span><text:span text:style-name="T21">:</text:span></text:p>
          <text:list>
            <text:list-item>
              <text:p text:style-name="P24"><text:span text:style-name="T15">LOBL</text:span><text:span text:style-name="T24"> -- </text:span><text:span text:style-name="T23">If the target is </text:span><text:span text:style-name="T17">closer than 2500 m or is moving</text:span><text:span text:style-name="T24">.</text:span></text:p>
            </text:list-item>
            <text:list-item>
              <text:p text:style-name="P24"><text:span text:style-name="T15">LOAL</text:span><text:span text:style-name="T24"> -- </text:span><text:span text:style-name="T23">If the target is </text:span><text:span text:style-name="T17">farther than 2500 m and is stationary</text:span><text:span text:style-name="T24">.</text:span></text:p>
            </text:list-item>
            <text:list-item>
              <text:p text:style-name="P24"><text:span text:style-name="T25">(</text:span><text:span text:style-name="T23">You can use </text:span><text:span text:style-name="T17">LOBL INHIBIT</text:span><text:span text:style-name="T23"> to force </text:span><text:span text:style-name="T17">LOAL</text:span><text:span text:style-name="T23"> mode.</text:span><text:span text:style-name="T25">)</text:span></text:p>
            </text:list-item>
          </text:list>
        </text:list-item>
      </text:list>
      <text:list xml:id="list92001815" text:style-name="L3">
        <text:list-item>
          <text:p text:style-name="P17">Set up options on <text:span text:style-name="T1">WPN</text:span> page (<text:span text:style-name="T3">WPN</text:span><text:span text:style-name="T1"> OSB</text:span>):</text:p>
          <text:list>
            <text:list-item>
              <text:p text:style-name="P25"><text:span text:style-name="T7">TYPE</text:span><text:span text:style-name="T19"> (</text:span><text:span text:style-name="T7">R1 OSB</text:span><text:span text:style-name="T19">)</text:span><text:span text:style-name="T20"> ... </text:span><text:span text:style-name="T16">RF</text:span><text:span text:style-name="T22"> for radar-guided Hellfires</text:span></text:p>
            </text:list-item>
            <text:list-item>
              <text:p text:style-name="P26"><text:span text:style-name="T7">MODE</text:span><text:span text:style-name="T19"> (</text:span><text:span text:style-name="T7">R2 OSB</text:span><text:span text:style-name="T19">)</text:span><text:span text:style-name="T20"> ... </text:span><text:span text:style-name="T8">NORM</text:span><text:span text:style-name="T20"> for n</text:span><text:span text:style-name="T19">ormal missile sequencing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9">MAN is for manual using missile step button</text:p>
                </text:list-item>
              </text:list>
            </text:list-item>
          </text:list>
        </text:list-item>
      </text:list>
      <text:list xml:id="list194411233330616" text:continue-list="list92001815" text:style-name="L3">
        <text:list-item>
          <text:list>
            <text:list-item>
              <text:p text:style-name="P17"><text:span text:style-name="T1">LRFD</text:span> (<text:span text:style-name="T1">R5 OSB</text:span>)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8"><text:span text:style-name="T1">FIRST</text:span> ... Selects first laser rangefinder reflection for ranging.</text:p>
                </text:list-item>
                <text:list-item>
                  <text:p text:style-name="P27"><text:span text:style-name="T7">LAST</text:span><text:span text:style-name="T19"> ... Selects last laser rangefinder reflection for ranging.</text:span></text:p>
                </text:list-item>
              </text:list>
            </text:list-item>
          </text:list>
        </text:list-item>
      </text:list>
      <text:list xml:id="list194411088643095" text:continue-list="list194411233330616" text:style-name="L3">
        <text:list-item>
          <text:list>
            <text:list-item>
              <text:p text:style-name="P20"><text:span text:style-name="T1">LOBL INHIBIT</text:span> ... If boxed, forces LOAL mode, missile radar will not go active until launched.</text:p>
            </text:list-item>
            <text:list-item>
              <text:p text:style-name="P20">2ND TARGET INHIBIT ... TBD, used with FCR.</text:p>
            </text:list-item>
          </text:list>
        </text:list-item>
        <text:list-item>
          <text:p text:style-name="P22"><text:span text:style-name="T32">Engage the target</text:span>:</text:p>
          <text:list>
            <text:list-item>
              <text:p text:style-name="P22"><text:span text:style-name="T1">Designate target</text:span> with TADS and <text:span text:style-name="T1">begin lasing</text:span> (diagonal lines appear in the <text:span text:style-name="T30">TADS </text:span>crosshairs).</text:p>
            </text:list-item>
            <text:list-item>
              <text:p text:style-name="P20">Continue lasing until "<text:span text:style-name="T1">TARGET DATA?</text:span>" on TADS disappears (3-4 seconds).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1">After "TARGET DATA?" disappears, the target is designated to that missile. <text:s/>If you want to select a different target, you must de-select (de-action/de-WAS) the Hellfires, then re-select them.</text:p>
                </text:list-item>
              </text:list>
            </text:list-item>
          </text:list>
        </text:list-item>
      </text:list>
      <text:list xml:id="list194412119423887" text:continue-list="list194411088643095" text:style-name="L3">
        <text:list-item>
          <text:list>
            <text:list-item>
              <text:p text:style-name="P23">The missile constraints box will be small for a LOAL shot, large for a LOBL shot.</text:p>
            </text:list-item>
            <text:list-item>
              <text:p text:style-name="P20">When the missile constraints box is solid, p<text:span text:style-name="T26">ress </text:span><text:span text:style-name="T5">Trigger</text:span><text:span text:style-name="T28"> </text:span><text:span text:style-name="T26">to fire</text:span><text:span text:style-name="T2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5-28T19:43:53.835000000</dc:date>
    <meta:editing-duration>P2DT35M</meta:editing-duration>
    <meta:editing-cycles>97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41" meta:word-count="309" meta:character-count="1570" meta:non-whitespace-character-count="1323"/>
  </office:meta>
</office:document-meta>
</file>